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77e135" officeooo:paragraph-rsid="0074844e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794923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6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77e135" officeooo:paragraph-rsid="0074844e" style:font-size-asian="10pt" style:font-size-complex="10pt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88" style:family="paragraph" style:parent-style-name="Preformatted_20_Text">
      <style:paragraph-properties fo:padding="0in" fo:border="none"/>
    </style:style>
    <style:style style:name="P89" style:family="paragraph" style:parent-style-name="Preformatted_20_Text">
      <style:paragraph-properties fo:margin-top="0in" fo:margin-bottom="0.1965in" style:contextual-spacing="false" fo:padding="0in" fo:border="none"/>
    </style:style>
    <style:style style:name="P90" style:family="paragraph" style:parent-style-name="Standard">
      <style:text-properties fo:font-size="10pt" style:font-size-asian="10pt" style:font-size-complex="10pt"/>
    </style:style>
    <style:style style:name="P91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20ac"/>
    </style:style>
    <style:style style:name="T5" style:family="text">
      <style:text-properties officeooo:rsid="001a34c0"/>
    </style:style>
    <style:style style:name="T6" style:family="text">
      <style:text-properties officeooo:rsid="001c2218"/>
    </style:style>
    <style:style style:name="T7" style:family="text">
      <style:text-properties officeooo:rsid="001d2774"/>
    </style:style>
    <style:style style:name="T8" style:family="text">
      <style:text-properties officeooo:rsid="001fc888"/>
    </style:style>
    <style:style style:name="T9" style:family="text">
      <style:text-properties officeooo:rsid="00220c88"/>
    </style:style>
    <style:style style:name="T10" style:family="text">
      <style:text-properties officeooo:rsid="00274e60"/>
    </style:style>
    <style:style style:name="T11" style:family="text">
      <style:text-properties officeooo:rsid="002c3ffd"/>
    </style:style>
    <style:style style:name="T12" style:family="text">
      <style:text-properties officeooo:rsid="003964dc"/>
    </style:style>
    <style:style style:name="T13" style:family="text">
      <style:text-properties officeooo:rsid="00377a60"/>
    </style:style>
    <style:style style:name="T14" style:family="text">
      <style:text-properties officeooo:rsid="00351c09"/>
    </style:style>
    <style:style style:name="T15" style:family="text">
      <style:text-properties officeooo:rsid="00364d35"/>
    </style:style>
    <style:style style:name="T16" style:family="text">
      <style:text-properties officeooo:rsid="003b23aa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3c14b2"/>
    </style:style>
    <style:style style:name="T19" style:family="text">
      <style:text-properties style:font-name="Liberation Serif" fo:font-size="10pt" style:font-size-asian="10pt" style:font-size-complex="10pt"/>
    </style:style>
    <style:style style:name="T20" style:family="text">
      <style:text-properties style:font-name="Liberation Serif" fo:font-size="10pt" officeooo:rsid="001c2218" style:font-size-asian="10pt" style:font-size-complex="10pt"/>
    </style:style>
    <style:style style:name="T21" style:family="text">
      <style:text-properties style:font-name="Liberation Serif" fo:font-size="10pt" officeooo:rsid="0053708f" style:font-size-asian="10pt" style:font-size-complex="10pt"/>
    </style:style>
    <style:style style:name="T22" style:family="text">
      <style:text-properties style:font-name="Liberation Serif" fo:font-size="10pt" officeooo:rsid="0059de77" style:font-size-asian="10pt" style:font-size-complex="10pt"/>
    </style:style>
    <style:style style:name="T23" style:family="text">
      <style:text-properties style:font-name="Liberation Serif" fo:font-size="10pt" style:font-size-asian="10pt" style:font-size-complex="10pt" loext:padding="0in" loext:border="none"/>
    </style:style>
    <style:style style:name="T24" style:family="text">
      <style:text-properties style:font-name="Liberation Serif" fo:font-size="10pt" officeooo:rsid="00794923" style:font-size-asian="10pt" style:font-size-complex="10pt" loext:padding="0in" loext:border="none"/>
    </style:style>
    <style:style style:name="T25" style:family="text">
      <style:text-properties style:font-name="Liberation Serif" fo:font-size="10pt" fo:font-weight="normal" officeooo:rsid="001fc888" style:font-size-asian="10pt" style:font-weight-asian="normal" style:font-size-complex="10pt" style:font-weight-complex="normal"/>
    </style:style>
    <style:style style:name="T26" style:family="text">
      <style:text-properties style:font-name="Liberation Serif" fo:font-size="10pt" fo:font-weight="normal" officeooo:rsid="007d6599" style:font-size-asian="10pt" style:font-weight-asian="normal" style:font-size-complex="10pt" style:font-weight-complex="normal"/>
    </style:style>
    <style:style style:name="T27" style:family="text">
      <style:text-properties style:font-name="Liberation Serif" officeooo:rsid="00377a60"/>
    </style:style>
    <style:style style:name="T28" style:family="text">
      <style:text-properties style:font-name="Liberation Serif" officeooo:rsid="001e6618"/>
    </style:style>
    <style:style style:name="T29" style:family="text">
      <style:text-properties style:font-name="Liberation Serif" officeooo:rsid="003f26b0"/>
    </style:style>
    <style:style style:name="T30" style:family="text">
      <style:text-properties style:font-name="Liberation Serif" officeooo:rsid="003e0d36"/>
    </style:style>
    <style:style style:name="T31" style:family="text">
      <style:text-properties style:font-name="Liberation Serif" officeooo:rsid="00641e6a"/>
    </style:style>
    <style:style style:name="T32" style:family="text">
      <style:text-properties style:font-name="Liberation Serif" officeooo:rsid="001cf77a"/>
    </style:style>
    <style:style style:name="T33" style:family="text">
      <style:text-properties style:font-name="Liberation Serif" officeooo:rsid="0056f2f7"/>
    </style:style>
    <style:style style:name="T34" style:family="text">
      <style:text-properties style:font-name="Liberation Serif" officeooo:rsid="00794923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officeooo:rsid="0054d4c9"/>
    </style:style>
    <style:style style:name="T37" style:family="text">
      <style:text-properties officeooo:rsid="005602cd"/>
    </style:style>
    <style:style style:name="T38" style:family="text">
      <style:text-properties officeooo:rsid="0056f2f7"/>
    </style:style>
    <style:style style:name="T39" style:family="text">
      <style:text-properties officeooo:rsid="005b7cfa"/>
    </style:style>
    <style:style style:name="T40" style:family="text">
      <style:text-properties officeooo:rsid="005cbd64"/>
    </style:style>
    <style:style style:name="T41" style:family="text">
      <style:text-properties officeooo:rsid="005e25de"/>
    </style:style>
    <style:style style:name="T42" style:family="text">
      <style:text-properties officeooo:rsid="0061c25a"/>
    </style:style>
    <style:style style:name="T43" style:family="text">
      <style:text-properties officeooo:rsid="0061f087"/>
    </style:style>
    <style:style style:name="T44" style:family="text">
      <style:text-properties officeooo:rsid="0064b726"/>
    </style:style>
    <style:style style:name="T45" style:family="text">
      <style:text-properties officeooo:rsid="006542c5"/>
    </style:style>
    <style:style style:name="T46" style:family="text">
      <style:text-properties officeooo:rsid="003f26b0"/>
    </style:style>
    <style:style style:name="T47" style:family="text">
      <style:text-properties officeooo:rsid="003aefa5"/>
    </style:style>
    <style:style style:name="T48" style:family="text">
      <style:text-properties officeooo:rsid="003b36be"/>
    </style:style>
    <style:style style:name="T49" style:family="text">
      <style:text-properties officeooo:rsid="00211881"/>
    </style:style>
    <style:style style:name="T50" style:family="text">
      <style:text-properties officeooo:rsid="006743a3"/>
    </style:style>
    <style:style style:name="T51" style:family="text">
      <style:text-properties officeooo:rsid="0015053d"/>
    </style:style>
    <style:style style:name="T52" style:family="text">
      <style:text-properties officeooo:rsid="001cf77a"/>
    </style:style>
    <style:style style:name="T53" style:family="text">
      <style:text-properties officeooo:rsid="006d7784"/>
    </style:style>
    <style:style style:name="T54" style:family="text">
      <style:text-properties officeooo:rsid="0070bb90"/>
    </style:style>
    <style:style style:name="T55" style:family="text">
      <style:text-properties officeooo:rsid="0077e135"/>
    </style:style>
    <style:style style:name="T56" style:family="text">
      <style:text-properties officeooo:rsid="00794923"/>
    </style:style>
    <style:style style:name="T57" style:family="text">
      <style:text-properties officeooo:rsid="007d659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7d6599" style:font-weight-asian="normal" style:font-weight-complex="normal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7d6599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gic the Gathering</text:p>
      <text:p text:style-name="P23">sorting machine materials</text:p>
      <text:p text:style-name="P24">(If link is dead let me know)<text:line-break/><text:span text:style-name="Source_20_Text"><text:span text:style-name="T24">Obviously these are just link recommendations, if you find a better deal go for it!</text:span></text:span></text:p>
      <text:p text:style-name="P23"><text:span text:style-name="T1"/></text:p>
      <text:p text:style-name="P26"><text:span text:style-name="T39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5">Item<text:span text:style-name="T8">s</text:span></text:p>
          </table:table-cell>
          <table:table-cell table:style-name="Table5.A1" office:value-type="string">
            <text:p text:style-name="P85">URL</text:p>
          </table:table-cell>
          <table:table-cell table:style-name="Table5.C1" office:value-type="string">
            <text:p text:style-name="P85">Quantity</text:p>
          </table:table-cell>
        </table:table-row>
        <table:table-row>
          <table:table-cell table:style-name="Table5.A2" office:value-type="string">
            <text:p text:style-name="P30"><text:span text:style-name="T9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7">https://www.amazon.com/IXGNIJ-Aluminum-Extrusion-25mmx25mm-European/dp/B0CR5P392H/</text:span></text:a><text:span text:style-name="T17"> </text:span><text:span text:style-name="T18">Cut to lengths</text:span></text:p>
            <text:p text:style-name="P71">(Trying to find a cheaper source, the 2020 frame is overall cheaper by about $90 on the complete build)</text:p>
          </table:table-cell>
          <table:table-cell table:style-name="Table5.C2" office:value-type="string">
            <text:p text:style-name="P30">6</text:p>
          </table:table-cell>
        </table:table-row>
        <table:table-row>
          <table:table-cell table:style-name="Table5.A2" office:value-type="string">
            <text:p text:style-name="P30"><text:span text:style-name="T9">25x25x</text:span>500mm Aluminum t-slot bar</text:p>
          </table:table-cell>
          <table:covered-table-cell table:style-name="Table5.A2"/>
          <table:table-cell table:style-name="Table5.C2" office:value-type="string">
            <text:p text:style-name="P30">8</text:p>
          </table:table-cell>
        </table:table-row>
        <table:table-row>
          <table:table-cell table:style-name="Table5.A2" office:value-type="string">
            <text:p text:style-name="P67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7">https://www.amazon.com/Connector-Aluminum-Extrusion-Bracket-Extruded/dp/B0B8H43B8X/</text:span></text:a></text:p>
          </table:table-cell>
          <table:table-cell table:style-name="Table5.C2" office:value-type="string">
            <text:p text:style-name="P68">1</text:p>
          </table:table-cell>
        </table:table-row>
      </table:table>
      <text:p text:style-name="P66"/>
      <text:p text:style-name="P26"><text:span text:style-name="T39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5">Item<text:span text:style-name="T8">s</text:span></text:p>
          </table:table-cell>
          <table:table-cell table:style-name="Table2.A1" office:value-type="string">
            <text:p text:style-name="P85">URL</text:p>
          </table:table-cell>
          <table:table-cell table:style-name="Table2.C1" office:value-type="string">
            <text:p text:style-name="P85">Quantity</text:p>
          </table:table-cell>
        </table:table-row>
        <table:table-row>
          <table:table-cell table:style-name="Table2.A2" office:value-type="string">
            <text:p text:style-name="P30"><text:span text:style-name="T9">2</text:span><text:span text:style-name="T40">0</text:span><text:span text:style-name="T9">x2</text:span><text:span text:style-name="T40">0</text:span><text:span text:style-name="T9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8">https://s.click.aliexpress.com/e/_ooVn7JZ</text:span></text:a></text:p>
            <text:p text:style-name="P39"/>
          </table:table-cell>
          <table:table-cell table:style-name="Table2.C2" office:value-type="string">
            <text:p text:style-name="P30">6</text:p>
          </table:table-cell>
        </table:table-row>
        <table:table-row>
          <table:table-cell table:style-name="Table2.A2" office:value-type="string">
            <text:p text:style-name="P30"><text:span text:style-name="T9">2</text:span><text:span text:style-name="T40">0</text:span><text:span text:style-name="T9">x2</text:span><text:span text:style-name="T40">0</text:span><text:span text:style-name="T9">x</text:span>50<text:span text:style-name="T40">0</text:span>mm Aluminum t-slot bar</text:p>
          </table:table-cell>
          <table:covered-table-cell table:style-name="Table2.A2"/>
          <table:table-cell table:style-name="Table2.C2" office:value-type="string">
            <text:p text:style-name="P30">8</text:p>
          </table:table-cell>
        </table:table-row>
        <table:table-row>
          <table:table-cell table:style-name="Table2.A2" office:value-type="string">
            <text:p text:style-name="P67">2<text:span text:style-name="T40">0</text:span>x2<text:span text:style-name="T40">0</text:span> corner brackets</text:p>
          </table:table-cell>
          <table:table-cell table:style-name="Table2.A2" office:value-type="string">
            <text:p text:style-name="P2"><text:a xlink:type="simple" xlink:href="https://s.click.aliexpress.com/e/_opvcbMQ" text:style-name="Internet_20_link" text:visited-style-name="Visited_20_Internet_20_Link"><text:span text:style-name="T17">https://s.click.aliexpress.com/e/_opvcbMQ</text:span></text:a><text:span text:style-name="T17"> </text:span></text:p>
          </table:table-cell>
          <table:table-cell table:style-name="Table2.C2" office:value-type="string">
            <text:p text:style-name="P68">1</text:p>
          </table:table-cell>
        </table:table-row>
      </table:table>
      <text:p text:style-name="P66"/>
      <text:p text:style-name="P25"><text:span text:style-name="T5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4">Item<text:span text:style-name="T8">s</text:span></text:p>
          </table:table-cell>
          <table:table-cell table:style-name="Table1.A1" office:value-type="string">
            <text:p text:style-name="P84">URL</text:p>
          </table:table-cell>
          <table:table-cell table:style-name="Table1.C1" office:value-type="string">
            <text:p text:style-name="P84">Quantity</text:p>
          </table:table-cell>
        </table:table-row>
        <table:table-row>
          <table:table-cell table:style-name="Table1.A2" office:value-type="string">
            <text:p text:style-name="P73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73">1</text:p>
          </table:table-cell>
        </table:table-row>
        <table:table-row>
          <table:table-cell table:style-name="Table1.A2" office:value-type="string">
            <text:p text:style-name="P30">550mm x 8mm milled steel rods <text:span text:style-name="T10">(lot of 2)</text:span></text:p>
          </table:table-cell>
          <table:table-cell table:style-name="Table1.A2" table:number-rows-spanned="3" office:value-type="string">
            <text:p text:style-name="Standard"><text:a xlink:type="simple" xlink:href="https://www.amazon.com/550mm-Linear-Motion-Printer-Machine/dp/B09P87GC3X/" text:style-name="Internet_20_link" text:visited-style-name="Visited_20_Internet_20_Link"><text:span text:style-name="T25">https://www.amazon.com/550mm-Linear-Motion-Printer-Machine/dp/B09P87GC3X/</text:span></text:a><text:span text:style-name="T25"><text:line-break/></text:span><text:span text:style-name="T26">or<text:line-break/></text:span><text:a xlink:type="simple" xlink:href="https://www.amazon.com/dp/B0B2LPDSMC/" text:style-name="Internet_20_link" text:visited-style-name="Visited_20_Internet_20_Link"><text:span text:style-name="T2">https://www.amazon.com/dp/B0B2LPDSMC/</text:span></text:a></text:p>
          </table:table-cell>
          <table:table-cell table:style-name="Table1.C2" office:value-type="string">
            <text:p text:style-name="P42">3</text:p>
          </table:table-cell>
        </table:table-row>
        <table:table-row>
          <table:table-cell table:style-name="Table1.A2" office:value-type="string">
            <text:p text:style-name="P30">5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30">3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44">12v 20A Power supply</text:p>
          </table:table-cell>
          <table:table-cell table:style-name="Table1.A2" office:value-type="string">
            <text:p text:style-name="P20"><text:a xlink:type="simple" xlink:href="https://s.click.aliexpress.com/e/_on92Pan" text:style-name="Internet_20_link" text:visited-style-name="Visited_20_Internet_20_Link"><text:span text:style-name="T19">https://s.click.aliexpress.com/e/_on92Pan</text:span></text:a></text:p>
          </table:table-cell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4">12v Halo lights:</text:p>
            <text:p text:style-name="P45">100mm and 110mm</text:p>
            <text:p text:style-name="P45">(white, comes in packs of 2 so you will have extras)</text:p>
          </table:table-cell>
          <table:table-cell table:style-name="Table1.A2" office:value-type="string">
            <text:p text:style-name="P21"><text:a xlink:type="simple" xlink:href="https://s.click.aliexpress.com/e/_omvoQvM" text:style-name="Internet_20_link" text:visited-style-name="Visited_20_Internet_20_Link"><text:span text:style-name="T19">https://s.click.aliexpress.com/e/_omvoQvM</text:span></text:a></text:p>
            <text:p text:style-name="P93"><text:span text:style-name="T17"/></text:p>
          </table:table-cell>
          <table:table-cell table:style-name="Table1.C2" office:value-type="string">
            <text:p text:style-name="P44">1 each</text:p>
          </table:table-cell>
        </table:table-row>
        <table:table-row>
          <table:table-cell table:style-name="Table1.A2" office:value-type="string">
            <text:p text:style-name="P44">5v 8 channel relay</text:p>
          </table:table-cell>
          <table:table-cell table:style-name="Table1.A2" office:value-type="string">
            <text:p text:style-name="P19"><text:a xlink:type="simple" xlink:href="https://s.click.aliexpress.com/e/_oB09EoX" text:style-name="Internet_20_link" text:visited-style-name="Visited_20_Internet_20_Link"><text:span text:style-name="T19">https://s.click.aliexpress.com/e/_oB09EoX</text:span></text:a></text:p>
          </table:table-cell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4">Ardiuno Mega 2560 kit <text:span text:style-name="T45">(Package B)</text:span></text:p>
          </table:table-cell>
          <table:table-cell table:style-name="Table1.A2" office:value-type="string">
            <text:p text:style-name="P19"><text:a xlink:type="simple" xlink:href="https://s.click.aliexpress.com/e/_oCAmKlH" text:style-name="Internet_20_link" text:visited-style-name="Visited_20_Internet_20_Link"><text:span text:style-name="T19">https://s.click.aliexpress.com/e/_oCAmKlH</text:span></text:a><text:span text:style-name="T19"> </text:span></text:p>
          </table:table-cell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32">LCD1602 Blue I2C <text:span text:style-name="T3">or</text:span></text:p>
            <text:p text:style-name="P32">LCD1602 Green I2C </text:p>
          </table:table-cell>
          <table:table-cell table:style-name="Table1.A2" office:value-type="string">
            <text:p text:style-name="P19"><text:a xlink:type="simple" xlink:href="https://s.click.aliexpress.com/e/_ol1EtsT" text:style-name="Internet_20_link" text:visited-style-name="Visited_20_Internet_20_Link"><text:span text:style-name="T19">https://s.click.aliexpress.com/e/_ol1EtsT</text:span></text:a></text:p>
          </table:table-cell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6"><text:span text:style-name="T54">Pulleys</text:span> <text:span text:style-name="T5">(</text:span>5PCS, 20T W6 B5<text:span text:style-name="T5">)</text:span></text:p>
          </table:table-cell>
          <table:table-cell table:style-name="Table1.A2" office:value-type="string">
            <text:p text:style-name="P19"><text:a xlink:type="simple" xlink:href="https://s.click.aliexpress.com/e/_oEcsqdb" text:style-name="Internet_20_link" text:visited-style-name="Visited_20_Internet_20_Link"><text:span text:style-name="T19">https://s.click.aliexpress.com/e/_oEcsqdb</text:span></text:a><text:span text:style-name="T19"> </text:span></text:p>
          </table:table-cell>
          <table:table-cell table:style-name="Table1.C2" office:value-type="string">
            <text:p text:style-name="P78">1</text:p>
          </table:table-cell>
        </table:table-row>
        <table:table-row>
          <table:table-cell table:style-name="Table1.A2" office:value-type="string">
            <text:p text:style-name="P35"><text:span text:style-name="T54">More p</text:span><text:span text:style-name="T5">ulleys (</text:span><text:span text:style-name="T3">20T W6 B5</text:span><text:span text:style-name="T5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7">https://s.click.aliexpress.com/e/_omv5y17</text:span></text:a><text:span text:style-name="T17"> </text:span></text:p>
          </table:table-cell>
          <table:table-cell table:style-name="Table1.C2" office:value-type="string">
            <text:p text:style-name="P79">2</text:p>
          </table:table-cell>
        </table:table-row>
        <table:table-row>
          <table:table-cell table:style-name="Table1.A2" office:value-type="string">
            <text:p text:style-name="P49">Belt clamps<text:span text:style-name="T54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7">https://s.click.aliexpress.com/e/_omXSal3</text:span></text:a><text:span text:style-name="T17"> </text:span></text:p>
          </table:table-cell>
          <table:table-cell table:style-name="Table1.C2" office:value-type="string">
            <text:p text:style-name="P79">1</text:p>
          </table:table-cell>
        </table:table-row>
        <table:table-row>
          <table:table-cell table:style-name="Table1.A2" office:value-type="string">
            <text:p text:style-name="P80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53">https://s.click.aliexpress.com/e/_olDFNsd</text:span></text:a><text:span text:style-name="T53"> </text:span></text:p>
          </table:table-cell>
          <table:table-cell table:style-name="Table1.C2" office:value-type="string">
            <text:p text:style-name="P79">1</text:p>
          </table:table-cell>
        </table:table-row>
        <table:table-row>
          <table:table-cell table:style-name="Table1.A2" office:value-type="string">
            <text:p text:style-name="P80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46">Time of Flight sensor</text:p>
            <text:p text:style-name="P33"><text:span text:style-name="T3">(</text:span>TOF050C<text:span text:style-name="T3">)</text:span></text:p>
          </table:table-cell>
          <table:table-cell table:style-name="Table1.A2" office:value-type="string">
            <text:p text:style-name="P20"><text:a xlink:type="simple" xlink:href="https://s.click.aliexpress.com/e/_ontJu63" text:style-name="Internet_20_link" text:visited-style-name="Visited_20_Internet_20_Link"><text:span text:style-name="T19">https://s.click.aliexpress.com/e/_ontJu63</text:span>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6">Power switch</text:p>
          </table:table-cell>
          <table:table-cell table:style-name="Table1.A2" office:value-type="string">
            <text:p text:style-name="P19"><text:a xlink:type="simple" xlink:href="https://s.click.aliexpress.com/e/_olikwcJ" text:style-name="Internet_20_link" text:visited-style-name="Visited_20_Internet_20_Link"><text:span text:style-name="T19">https://s.click.aliexpress.com/e/_olikwcJ</text:span>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6">8MP USB camera</text:p>
            <text:p text:style-name="P46">(2 meter cable)</text:p>
          </table:table-cell>
          <table:table-cell table:style-name="Table1.A2" office:value-type="string">
            <text:p text:style-name="P19"><text:a xlink:type="simple" xlink:href="https://s.click.aliexpress.com/e/_olqvzqJ" text:style-name="Internet_20_link" text:visited-style-name="Visited_20_Internet_20_Link"><text:span text:style-name="T19">https://s.click.aliexpress.com/e/_olqvzqJ</text:span>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33"><text:span text:style-name="T3">8mm screw rod - </text:span>Pitch 2mm Lead 8mm, <text:span text:style-name="T6">200</text:span>mm</text:p>
          </table:table-cell>
          <table:table-cell table:style-name="Table1.A2" office:value-type="string">
            <text:p text:style-name="P41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6">Endstops</text:p>
            <text:p text:style-name="P46">(you might break a couple during assembly, best to have extras)</text:p>
          </table:table-cell>
          <table:table-cell table:style-name="Table1.A2" office:value-type="string">
            <text:p text:style-name="P19"><text:a xlink:type="simple" xlink:href="https://s.click.aliexpress.com/e/_oljfq7t" text:style-name="Internet_20_link" text:visited-style-name="Visited_20_Internet_20_Link"><text:span text:style-name="T19">https://s.click.aliexpress.com/e/_oljfq7t</text:span>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6">Breadboard kit</text:p>
            <text:p text:style-name="P34"><text:span text:style-name="T4">(</text:span><text:span text:style-name="T56">just the module)</text:span></text:p>
          </table:table-cell>
          <table:table-cell table:style-name="Table1.A2" office:value-type="string">
            <text:p text:style-name="P19"><text:a xlink:type="simple" xlink:href="https://s.click.aliexpress.com/e/_oEe2nAJ" text:style-name="Internet_20_link" text:visited-style-name="Visited_20_Internet_20_Link"><text:span text:style-name="T19">https://s.click.aliexpress.com/e/_oEe2nAJ</text:span>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8">8mm bearings (LM8UU 1<text:span text:style-name="T5">0</text:span> pack)</text:p>
          </table:table-cell>
          <table:table-cell table:style-name="Table1.A2" office:value-type="string">
            <text:p text:style-name="P19"><text:a xlink:type="simple" xlink:href="https://s.click.aliexpress.com/e/_okaOZNY" text:style-name="Internet_20_link" text:visited-style-name="Visited_20_Internet_20_Link"><text:span text:style-name="T19">https://s.click.aliexpress.com/e/_okaOZNY</text:span></text:a><text:span text:style-name="T19"> </text:span></text:p>
          </table:table-cell>
          <table:table-cell table:style-name="Table1.C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50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7">https://s.click.aliexpress.com/e/_oDA0KJl</text:span></text:a></text:p>
          </table:table-cell>
          <table:table-cell table:style-name="Table1.C2" office:value-type="string">
            <text:p text:style-name="P60">3</text:p>
          </table:table-cell>
        </table:table-row>
        <table:table-row>
          <table:table-cell table:style-name="Table1.A2" office:value-type="string">
            <text:p text:style-name="P48">Suction cup<text:span text:style-name="T55">s</text:span></text:p>
            <text:p text:style-name="P48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7">https://s.click.aliexpress.com/e/_on9q31Y</text:span></text:a></text:p>
            <text:p text:style-name="P1"><text:span text:style-name="T17"/></text:p>
          </table:table-cell>
          <table:table-cell table:style-name="Table1.C2" office:value-type="string">
            <text:p text:style-name="P81">2</text:p>
          </table:table-cell>
        </table:table-row>
        <table:table-row>
          <table:table-cell table:style-name="Table1.A2" office:value-type="string">
            <text:p text:style-name="P49"><text:span text:style-name="T55">V</text:span>acuum pump<text:span text:style-name="T55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7">https://s.click.aliexpress.com/e/_oke1dk3</text:span></text:a></text:p>
          </table:table-cell>
          <table:table-cell table:style-name="Table1.C2" office:value-type="string">
            <text:p text:style-name="P81">2</text:p>
          </table:table-cell>
        </table:table-row>
        <text:soft-page-break/>
        <table:table-row>
          <table:table-cell table:style-name="Table1.A2" office:value-type="string">
            <text:p text:style-name="P49">Hose splitter 2.4mm</text:p>
          </table:table-cell>
          <table:table-cell table:style-name="Table1.A2" office:value-type="string">
            <text:p text:style-name="P1"><text:a xlink:type="simple" xlink:href="https://s.click.aliexpress.com/e/_oEc8Vw2" text:style-name="Internet_20_link" text:visited-style-name="Visited_20_Internet_20_Link"><text:span text:style-name="T17">https://s.click.aliexpress.com/e/_oEc8Vw2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81">Air line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7">Motors</text:p>
            <text:p text:style-name="P22"><text:span text:style-name="T20">17HS19-2004S1 – </text:span><text:span text:style-name="T21">Th</text:span><text:span text:style-name="T22">e</text:span><text:span text:style-name="T21">se are particularly strong motors for their size but rather they be strong vs weak </text:span><text:span text:style-name="T20">(I used </text:span><text:span text:style-name="Emphasis"><text:span text:style-name="T19">42bhh48</text:span></text:span><text:span text:style-name="T19">-</text:span><text:span text:style-name="Emphasis"><text:span text:style-name="T19">151k</text:span></text:span><text:span text:style-name="T19">-</text:span><text:span text:style-name="Emphasis"><text:span text:style-name="T19">24b </text:span></text:span><text:span text:style-name="Emphasis"><text:span text:style-name="T20">but a same size similar torque will work fine)</text:span></text:span></text:p>
          </table:table-cell>
          <table:table-cell table:style-name="Table1.A2" office:value-type="string">
            <text:p text:style-name="P47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61">Need 5 (comes 3 per lot, will have 1 extra replacement motor</text:p>
          </table:table-cell>
        </table:table-row>
        <table:table-row>
          <table:table-cell table:style-name="Table1.A2" office:value-type="string">
            <text:p text:style-name="P36">Hillman 1-3/8-in x <text:span text:style-name="T16">4</text:span>-ft Interior/Exterior Zinc-Plated Steel Perforated</text:p>
            <text:p text:style-name="P52">(Need atleast 4 feet)</text:p>
          </table:table-cell>
          <table:table-cell table:style-name="Table1.A2" office:value-type="string">
            <text:p text:style-name="P4"><text:a xlink:type="simple" xlink:href="https://www.lowes.com/pd/Hillman-4-ft-x-1-375-in-Steel-Perforated/3059255" text:style-name="Internet_20_link" text:visited-style-name="Visited_20_Internet_20_Link"><text:span text:style-name="T17">https://www.lowes.com/pd/Hillman-4-ft-x-1-375-in-Steel-Perforated/3059255</text:span></text:a></text:p>
            <text:p text:style-name="P53"/>
            <text:p text:style-name="P53"/>
          </table:table-cell>
          <table:table-cell table:style-name="Table1.C2" office:value-type="string">
            <text:p text:style-name="P54">1</text:p>
          </table:table-cell>
        </table:table-row>
        <table:table-row>
          <table:table-cell table:style-name="Table1.A2" office:value-type="string">
            <text:p text:style-name="P36"><text:span text:style-name="T6">Hillman</text:span><text:span text:style-name="T52"> 10¼ in Zinc Gate Extension Spring</text:span></text:p>
            <text:p text:style-name="P53">0.44 x 10¼ x 0.04 (11.10mm x 260.35mm x 1.05mm)</text:p>
          </table:table-cell>
          <table:table-cell table:style-name="Table1.A2" office:value-type="string">
            <text:p text:style-name="P53"><text:span text:style-name="T14">Lowes - </text:span>Buy in store, website is confusing. UPC 008236801149</text:p>
          </table:table-cell>
          <table:table-cell table:style-name="Table1.C2" office:value-type="string">
            <text:p text:style-name="P55">1</text:p>
          </table:table-cell>
        </table:table-row>
        <table:table-row>
          <table:table-cell table:style-name="Table1.A2" office:value-type="string">
            <text:p text:style-name="P62">M6 thread x M8 shoulder x 1<text:span text:style-name="T56">0</text:span>0mm shoulder bolts</text:p>
          </table:table-cell>
          <table:table-cell table:style-name="Table1.A2" office:value-type="string">
            <text:p text:style-name="P56"><text:a xlink:type="simple" xlink:href="https://s.click.aliexpress.com/e/_oDGH8Bs" text:style-name="Internet_20_link" text:visited-style-name="Visited_20_Internet_20_Link">https://s.click.aliexpress.com/e/_oDGH8Bs</text:a></text:p>
          </table:table-cell>
          <table:table-cell table:style-name="Table1.C2" office:value-type="string">
            <text:p text:style-name="P56">2</text:p>
          </table:table-cell>
        </table:table-row>
        <table:table-row>
          <table:table-cell table:style-name="Table1.A2" office:value-type="string">
            <text:p text:style-name="P29">M8x16x1 <text:span text:style-name="T36">20 washers</text:span></text:p>
          </table:table-cell>
          <table:table-cell table:style-name="Table1.A2" office:value-type="string">
            <text:p text:style-name="P56"><text:a xlink:type="simple" xlink:href="https://s.click.aliexpress.com/e/_ole4eru" text:style-name="Internet_20_link" text:visited-style-name="Visited_20_Internet_20_Link">https://s.click.aliexpress.com/e/_ole4eru</text:a> </text:p>
          </table:table-cell>
          <table:table-cell table:style-name="Table1.C2" office:value-type="string">
            <text:p text:style-name="P62">1 lot (only need 2 of them)</text:p>
          </table:table-cell>
        </table:table-row>
        <table:table-row>
          <table:table-cell table:style-name="Table1.A2" office:value-type="string">
            <text:p text:style-name="P55">Wires</text:p>
            <text:list text:style-name="L1">
              <text:list-item>
                <text:p text:style-name="P91">18g wire (yellow and black)<text:line-break/>Can steal from an old PC power supply</text:p>
                <text:p text:style-name="P91"/>
              </text:list-item>
              <text:list-item>
                <text:p text:style-name="P91">Bulk thi<text:span text:style-name="T11">n</text:span>n<text:span text:style-name="T7">er</text:span> wire (I mainly used recycled Ethernet and USB cables, lots of colors, <text:span text:style-name="T7">nothing hair thin</text:span>) <text:span text:style-name="T37">but 26 awg will work fine</text:span></text:p>
              </text:list-item>
            </text:list>
          </table:table-cell>
          <table:table-cell table:style-name="Table1.A2" office:value-type="string">
            <text:p text:style-name="P55">Recycle <text:span text:style-name="T36">if possible but if not<text:line-break/><text:line-break/></text:span><text:a xlink:type="simple" xlink:href="https://s.click.aliexpress.com/e/_ooCR0iT" text:style-name="Internet_20_link" text:visited-style-name="Visited_20_Internet_20_Link"><text:span text:style-name="T36">https://s.click.aliexpress.com/e/_ooCR0iT</text:span></text:a><text:span text:style-name="T36"> </text:span><text:span text:style-name="T37">for both</text:span></text:p>
            <text:p text:style-name="P55"/>
          </table:table-cell>
          <table:table-cell table:style-name="Table1.C2" office:value-type="string">
            <text:p text:style-name="P55">A lot</text:p>
          </table:table-cell>
        </table:table-row>
        <table:table-row>
          <table:table-cell table:style-name="Table1.A2" office:value-type="string">
            <text:p text:style-name="P43">Bolts, screws and nuts:</text:p>
            <text:p text:style-name="P18">3mm x 10mm – <text:span text:style-name="T46">13</text:span></text:p>
            <text:p text:style-name="P11">3mm x 15mm – <text:span text:style-name="T47">20</text:span></text:p>
            <text:p text:style-name="P75">3mm x 20mm – 3</text:p>
            <text:p text:style-name="P10"><text:span text:style-name="T30">4mm x 10mm – </text:span><text:span text:style-name="T29">3 </text:span></text:p>
            <text:p text:style-name="P11">5mm x 15mm – <text:span text:style-name="T47">4</text:span></text:p>
            <text:p text:style-name="P12">5mm x 30mm – <text:span text:style-name="T48">2 </text:span></text:p>
            <text:p text:style-name="P13">5mm x 5mm set screws – 6</text:p>
            <text:p text:style-name="P18">6mm x 10mm – <text:span text:style-name="T46">12</text:span></text:p>
            <text:p text:style-name="P14"><text:span text:style-name="T49">6mm x 15mm – </text:span><text:span text:style-name="T48">2</text:span></text:p>
            <text:p text:style-name="P18">6mm x 30mm – 4</text:p>
            <text:p text:style-name="P18">6mm x 50mm – 4</text:p>
            <text:p text:style-name="P15"><text:span text:style-name="T31">M5 x 10mm tapered wood screws – </text:span><text:span text:style-name="T29">48</text:span></text:p>
            <text:p text:style-name="P10">#8 2-inch screws – <text:span text:style-name="T46">4 </text:span>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43">?</text:p>
          </table:table-cell>
        </table:table-row>
        <table:table-row>
          <table:table-cell table:style-name="Table1.A2" office:value-type="string">
            <text:p text:style-name="P74">M5 x 10mm tapered wood screws (48)</text:p>
          </table:table-cell>
          <table:table-cell table:style-name="Table1.A2" office:value-type="string">
            <text:p text:style-name="P63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74">5</text:p>
          </table:table-cell>
        </table:table-row>
        <table:table-row>
          <table:table-cell table:style-name="Table1.A2" office:value-type="string">
            <text:p text:style-name="P70">Wood square – 5<text:span text:style-name="T44">5</text:span>0mm x 500mm x 25mm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43"/>
          </table:table-cell>
        </table:table-row>
      </table:table>
      <text:p text:style-name="P82"/>
      <text:p text:style-name="P27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Items</text:p>
          </table:table-cell>
          <table:table-cell table:style-name="Table4.A1" office:value-type="string">
            <text:p text:style-name="P72"/>
          </table:table-cell>
          <table:table-cell table:style-name="Table4.C1" office:value-type="string">
            <text:p text:style-name="P72">Quantity </text:p>
          </table:table-cell>
        </table:table-row>
        <table:table-row>
          <table:table-cell table:style-name="Table4.A2" office:value-type="string">
            <text:p text:style-name="P40">Tray - 2 sides</text:p>
            <text:p text:style-name="P37">Tray - 3 sides W</text:p>
            <text:p text:style-name="P37">Tray - 3 sides T</text:p>
            <text:p text:style-name="P37">Tray - All sides</text:p>
            <text:p text:style-name="P37"/>
            <text:p text:style-name="P51">Tray stabilizers:</text:p>
            <text:p text:style-name="P51">Tray mount - Middle</text:p>
            <text:p text:style-name="P51">Tray mount - Side</text:p>
            <text:p text:style-name="P51">Tray mount - Corners</text:p>
          </table:table-cell>
          <table:table-cell table:style-name="Table4.A2" office:value-type="string">
            <text:p text:style-name="P57"/>
          </table:table-cell>
          <table:table-cell table:style-name="Table4.C2" office:value-type="string">
            <text:p text:style-name="P57">24</text:p>
            <text:p text:style-name="P57">6</text:p>
            <text:p text:style-name="P57">4</text:p>
            <text:p text:style-name="P57">1</text:p>
            <text:p text:style-name="P57"/>
            <text:p text:style-name="P57"/>
            <text:p text:style-name="P57">24</text:p>
            <text:p text:style-name="P57">20</text:p>
            <text:p text:style-name="P57">4</text:p>
          </table:table-cell>
        </table:table-row>
        <table:table-row>
          <table:table-cell table:style-name="Table4.A2" office:value-type="string">
            <text:p text:style-name="P5"><text:span text:style-name="T17">X1, X2, X3, X4, Z1, Z2, Z3, Z4 </text:span><text:span text:style-name="T34">(this model is duplicated to be 130mm long because of the shorter shoulder bolts. If you managed to get the 140mm bolts before the link died print the 90mm version)</text:span><text:span text:style-name="T17">, </text:span><text:span text:style-name="T27">Z5, </text:span><text:span text:style-name="T28">Light mount 1 and 2, Power switch case </text:span><text:span text:style-name="T27">(2 pieces)</text:span></text:p>
            <text:p text:style-name="P38">Stabilizer / <text:span text:style-name="T13">Y axis </text:span><text:span text:style-name="T12">traveler</text:span></text:p>
          </table:table-cell>
          <table:table-cell table:style-name="Table4.A2" office:value-type="string">
            <text:p text:style-name="P58"/>
          </table:table-cell>
          <table:table-cell table:style-name="Table4.C2" office:value-type="string">
            <text:p text:style-name="P58">1 of each</text:p>
            <text:p text:style-name="P59">2 <text:span text:style-name="T40">of each</text:span></text:p>
          </table:table-cell>
        </table:table-row>
        <table:table-row>
          <table:table-cell table:style-name="Table4.A2" office:value-type="string">
            <text:p text:style-name="P17">If using the 2020 frame:</text:p>
            <text:p text:style-name="P6">2.5mm spacer</text:p>
            <text:p text:style-name="P6">5mm spacer</text:p>
            <text:p text:style-name="P6"><text:soft-page-break/></text:p>
            <text:p text:style-name="P9">OR </text:p>
            <text:p text:style-name="P7"/>
            <text:p text:style-name="P7"><text:span text:style-name="T43">(M</text:span><text:span text:style-name="T42">6x20x2.5</text:span><text:span text:style-name="T43">mm 5 per lot</text:span><text:span text:style-name="T42">)</text:span></text:p>
          </table:table-cell>
          <table:table-cell table:style-name="Table4.A2" office:value-type="string">
            <text:p text:style-name="P58"/>
            <text:p text:style-name="P58"/>
            <text:p text:style-name="P58"/>
            <text:p text:style-name="P58"><text:soft-page-break/></text:p>
            <text:p text:style-name="P58"/>
            <text:p text:style-name="P58"/>
            <text:p text:style-name="P7"><text:a xlink:type="simple" xlink:href="https://s.click.aliexpress.com/e/_onpoScr" text:style-name="Internet_20_link" text:visited-style-name="Visited_20_Internet_20_Link"><text:span text:style-name="T42">https://s.click.aliexpress.com/e/_onpoScr</text:span></text:a></text:p>
          </table:table-cell>
          <table:table-cell table:style-name="Table4.C2" office:value-type="string">
            <text:p text:style-name="P58"/>
            <text:p text:style-name="P69">24</text:p>
            <text:p text:style-name="P69">4</text:p>
            <text:p text:style-name="P69"><text:soft-page-break/></text:p>
            <text:p text:style-name="P72"/>
            <text:p text:style-name="P72"/>
            <text:p text:style-name="P72">7 lots (Need 32 washers)</text:p>
          </table:table-cell>
        </table:table-row>
      </table:table>
      <text:p text:style-name="P83"/>
      <text:p text:style-name="P28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6">Item<text:span text:style-name="T8">s</text:span></text:p>
          </table:table-cell>
          <table:table-cell table:style-name="Table3.A1" office:value-type="string">
            <text:p text:style-name="P86">URL</text:p>
          </table:table-cell>
          <table:table-cell table:style-name="Table3.C1" office:value-type="string">
            <text:p text:style-name="P86">Quantity</text:p>
          </table:table-cell>
        </table:table-row>
        <table:table-row>
          <table:table-cell table:style-name="Table3.A2" office:value-type="string">
            <text:p text:style-name="P49">Volt meter <text:span text:style-name="T37">(optional but </text:span><text:span text:style-name="T41">I </text:span><text:span text:style-name="T37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7"/></text:a></text:p>
          </table:table-cell>
          <table:table-cell table:style-name="Table3.C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49">Dupont kit (SN-28B AND 1550PCS)</text:p>
          </table:table-cell>
          <table:table-cell table:style-name="Table3.A2" office:value-type="string">
            <text:p text:style-name="P1"><text:a xlink:type="simple" xlink:href="https://s.click.aliexpress.com/e/_oBtivTU" text:style-name="Internet_20_link" text:visited-style-name="Visited_20_Internet_20_Link"><text:span text:style-name="T17">https://s.click.aliexpress.com/e/_oBtivTU</text:span></text:a></text:p>
          </table:table-cell>
          <table:table-cell table:style-name="Table3.C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3"><text:span text:style-name="T32">Metric Allen wrenches </text:span><text:span text:style-name="T33">(</text:span>11Pcs Metric short<text:span text:style-name="T38">)</text:span></text:p>
          </table:table-cell>
          <table:table-cell table:style-name="Table3.A2" office:value-type="string">
            <text:p text:style-name="P31"><text:a xlink:type="simple" xlink:href="https://s.click.aliexpress.com/e/_op3MiA7" text:style-name="Internet_20_link" text:visited-style-name="Visited_20_Internet_20_Link"/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55">Small screwdriver kit</text:p>
          </table:table-cell>
          <table:table-cell table:style-name="Table3.A2" office:value-type="string">
            <text:p text:style-name="P31"><text:a xlink:type="simple" xlink:href="https://s.click.aliexpress.com/e/_olUUvgb" text:style-name="Internet_20_link" text:visited-style-name="Visited_20_Internet_20_Link"/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9">Pliers</text:p>
          </table:table-cell>
          <table:table-cell table:style-name="Table3.A2" office:value-type="string">
            <text:p text:style-name="P31"><text:a xlink:type="simple" xlink:href="https://s.click.aliexpress.com/e/_opsQM6L" text:style-name="Internet_20_link" text:visited-style-name="Visited_20_Internet_20_Link"/>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65">Mini hammer (You don’t need a big smashy smashy hammer)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76">Drill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76">1</text:p>
          </table:table-cell>
        </table:table-row>
        <table:table-row>
          <table:table-cell table:style-name="Table3.A2" office:value-type="string">
            <text:p text:style-name="P76">Drill bit set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76">1</text:p>
          </table:table-cell>
        </table:table-row>
        <table:table-row>
          <table:table-cell table:style-name="Table3.A2" office:value-type="string">
            <text:p text:style-name="P77">6mm tap</text:p>
          </table:table-cell>
          <table:table-cell table:style-name="Table3.A2" office:value-type="string">
            <text:p text:style-name="P77">Probably best to not buy from <text:span text:style-name="T50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29">Small piece of wood (2” square ish) <text:span text:style-name="T15">for TAPPING bearings into 3d prints instead of hammering the bearing directly</text:span>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29">1</text:p>
          </table:table-cell>
        </table:table-row>
      </table:table>
      <text:p text:style-name="Standard"><text:span text:style-name="T19"><text:line-break/></text:span><text:span text:style-name="Source_20_Text"><text:span text:style-name="T23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3">https://www.patreon.com/KairiCollections</text:span></text:span></text:a></text:p>
      <text:p text:style-name="P88"><text:span text:style-name="Source_20_Text"><text:span text:style-name="T23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3">https://www.buymeacoffee.com/KairiCollections</text:span></text:span></text:a></text:p>
      <text:p text:style-name="P89"><text:span text:style-name="Source_20_Text"><text:span text:style-name="T23">Ko-fi - </text:span></text:span><text:a xlink:type="simple" xlink:href="http://ko-fi.com/kairiskyewillow" text:style-name="Internet_20_link" text:visited-style-name="Visited_20_Internet_20_Link"><text:span text:style-name="Source_20_Text"><text:span text:style-name="T23">http://ko-fi.com/kairiskyewillow</text:span></text:span></text:a><text:span text:style-name="Source_20_Text"><text:span text:style-name="T23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5-25T09:51:45.446000000</dc:date>
    <meta:editing-duration>PT12H49M12S</meta:editing-duration>
    <meta:editing-cycles>70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14" meta:word-count="780" meta:character-count="5374" meta:non-whitespace-character-count="4777"/>
  </office:meta>
</office:document-meta>
</file>